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E` 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office:value-type="float" office:value="17.577" calcext:value-type="float">
            <text:p>17.5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office:value-type="float" office:value="19.115" calcext:value-type="float">
            <text:p>19.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office:value-type="float" office:value="20.578" calcext:value-type="float">
            <text:p>20.5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office:value-type="float" office:value="21.93" calcext:value-type="float">
            <text:p>21.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office:value-type="float" office:value="23.213" calcext:value-type="float">
            <text:p>23.2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office:value-type="float" office:value="25.594" calcext:value-type="float">
            <text:p>25.5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office:value-type="float" office:value="27.778" calcext:value-type="float">
            <text:p>27.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office:value-type="float" office:value="29.917" calcext:value-type="float">
            <text:p>29.9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office:value-type="float" office:value="31.732" calcext:value-type="float">
            <text:p>31.7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office:value-type="float" office:value="33.562" calcext:value-type="float">
            <text:p>33.56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*</text:p>
          </table:table-cell>
          <table:table-cell office:value-type="float" office:value="10.6" calcext:value-type="float">
            <text:p>10.6</text:p>
          </table:table-cell>
          <table:table-cell office:value-type="float" office:value="2.9" calcext:value-type="float">
            <text:p>2.9</text:p>
          </table:table-cell>
          <table:table-cell office:value-type="float" office:value="12.589" calcext:value-type="float">
            <text:p>12.5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6" calcext:value-type="float">
            <text:p>10.6</text:p>
          </table:table-cell>
          <table:table-cell office:value-type="float" office:value="2.9" calcext:value-type="float">
            <text:p>2.9</text:p>
          </table:table-cell>
          <table:table-cell office:value-type="float" office:value="36.12" calcext:value-type="float">
            <text:p>36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Bane</meta:initial-creator>
    <meta:creation-date>2018-07-02T13:58:00.015552588</meta:creation-date>
    <dc:date>2018-07-02T14:05:02.207140825</dc:date>
    <dc:creator>Jason Bane</dc:creator>
    <meta:editing-duration>PT7M5S</meta:editing-duration>
    <meta:editing-cycles>1</meta:editing-cycles>
    <meta:document-statistic meta:table-count="1" meta:cell-count="52" meta:object-count="0"/>
    <meta:generator>LibreOffice/5.3.6.1$Linux_X86_64 LibreOffice_project/30$Build-1</meta:generator>
  </office:meta>
</office:document-meta>
</file>